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4f" officeooo:paragraph-rsid="0019e34f"/>
    </style:style>
    <style:style style:name="P2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3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4" style:family="paragraph" style:parent-style-name="Standard">
      <style:text-properties officeooo:paragraph-rsid="001b77ce"/>
    </style:style>
    <style:style style:name="P5" style:family="paragraph" style:parent-style-name="Standard">
      <style:text-properties officeooo:rsid="001cd34e" officeooo:paragraph-rsid="001cd34e"/>
    </style:style>
    <style:style style:name="P6" style:family="paragraph" style:parent-style-name="Standard">
      <style:text-properties officeooo:rsid="001d53c2" officeooo:paragraph-rsid="001d53c2"/>
    </style:style>
    <style:style style:name="P7" style:family="paragraph" style:parent-style-name="Standard">
      <style:text-properties officeooo:rsid="001d53c2" officeooo:paragraph-rsid="0020d9a0"/>
    </style:style>
    <style:style style:name="P8" style:family="paragraph" style:parent-style-name="Standard">
      <style:text-properties officeooo:paragraph-rsid="0020d9a0"/>
    </style:style>
    <style:style style:name="P9" style:family="paragraph" style:parent-style-name="Standard">
      <style:text-properties officeooo:rsid="0022894f" officeooo:paragraph-rsid="0022894f"/>
    </style:style>
    <style:style style:name="P10" style:family="paragraph" style:parent-style-name="Standard">
      <style:text-properties officeooo:rsid="00255eb8" officeooo:paragraph-rsid="00255eb8"/>
    </style:style>
    <style:style style:name="P1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12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13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14" style:family="paragraph" style:parent-style-name="Standard">
      <style:paragraph-properties fo:break-before="page"/>
      <style:text-properties officeooo:rsid="0019e34f" officeooo:paragraph-rsid="0019e34f"/>
    </style:style>
    <style:style style:name="P15" style:family="paragraph" style:parent-style-name="Standard">
      <style:paragraph-properties fo:break-before="page"/>
      <style:text-properties officeooo:rsid="001d53c2" officeooo:paragraph-rsid="001d53c2"/>
    </style:style>
    <style:style style:name="P16" style:family="paragraph" style:parent-style-name="Standard">
      <style:paragraph-properties fo:break-before="page"/>
      <style:text-properties officeooo:rsid="00255eb8" officeooo:paragraph-rsid="00255eb8"/>
    </style:style>
    <style:style style:name="P17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18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19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T1" style:family="text">
      <style:text-properties officeooo:rsid="0018ca7d"/>
    </style:style>
    <style:style style:name="T2" style:family="text">
      <style:text-properties officeooo:rsid="001b77ce"/>
    </style:style>
    <style:style style:name="T3" style:family="text">
      <style:text-properties officeooo:rsid="001cd34e"/>
    </style:style>
    <style:style style:name="T4" style:family="text">
      <style:text-properties officeooo:rsid="001d53c2"/>
    </style:style>
    <style:style style:name="T5" style:family="text">
      <style:text-properties officeooo:rsid="0020d9a0"/>
    </style:style>
    <style:style style:name="T6" style:family="text">
      <style:text-properties officeooo:rsid="00255eb8"/>
    </style:style>
    <style:style style:name="T7" style:family="text">
      <style:text-properties officeooo:rsid="0027740b"/>
    </style:style>
    <style:style style:name="T8" style:family="text">
      <style:text-properties officeooo:rsid="00279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14">Exercícios:</text:p>
      <text:p text:style-name="P1"/>
      <text:p text:style-name="P11">1.Usuario com a maior idade</text:p>
      <text:p text:style-name="P11">2.Usuario que fez o primeiro emprestimo</text:p>
      <text:p text:style-name="P11">3.Usuario com maio<text:span text:style-name="T3">r</text:span> periodo em atra<text:span text:style-name="T3">s</text:span>o</text:p>
      <text:p text:style-name="P11">4.Livro que mais foi emprestado</text:p>
      <text:p text:style-name="P11">5.Livro que menos foi emprestado</text:p>
      <text:p text:style-name="P12">6.Livros que nunca foram emprestados</text:p>
      <text:p text:style-name="P13">7.Livros menos empresatados e/ou não emprestados</text:p>
      <text:p text:style-name="P11"/>
      <text:p text:style-name="P17"/>
      <text:p text:style-name="P4"><text:span text:style-name="T2">1)</text:span>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18"/>
      <text:p text:style-name="P19">2)</text:p>
      <text:p text:style-name="P19">SELECT </text:p>
      <text:p text:style-name="P19"><text:s text:c="4"/>u.nome</text:p>
      <text:p text:style-name="P19">FROM</text:p>
      <text:p text:style-name="P19"><text:s text:c="4"/>emprestimos e</text:p>
      <text:p text:style-name="P19"><text:s text:c="8"/>JOIN</text:p>
      <text:p text:style-name="P19"><text:s text:c="4"/>usuarios u ON e.usuario_id = u.id</text:p>
      <text:p text:style-name="P19">ORDER BY data_retirada ASC</text:p>
      <text:p text:style-name="P19">LIMIT 1;</text:p>
      <text:p text:style-name="Standard"/>
      <text:p text:style-name="P5">3)</text:p>
      <text:p text:style-name="P5">SELECT </text:p>
      <text:p text:style-name="P5"><text:s text:c="4"/>u.nome</text:p>
      <text:p text:style-name="P5">FROM</text:p>
      <text:p text:style-name="P5"><text:s text:c="4"/>emprestimos e</text:p>
      <text:p text:style-name="P5"><text:s text:c="8"/>JOIN</text:p>
      <text:p text:style-name="P5"><text:s text:c="4"/>usuarios u ON u.id = e.usuario_id</text:p>
      <text:p text:style-name="P5">WHERE</text:p>
      <text:p text:style-name="P5"><text:s text:c="4"/>e.data_entrega IS NULL</text:p>
      <text:p text:style-name="P5"><text:s text:c="8"/>AND DATE_ADD(e.data_retirada,</text:p>
      <text:p text:style-name="P5"><text:s text:c="8"/>INTERVAL 3 DAY) &gt; NOW()</text:p>
      <text:p text:style-name="P5">ORDER BY e.data_retirada ASC</text:p>
      <text:p text:style-name="P5">LIMIT 1;</text:p>
      <text:p text:style-name="P5"/>
      <text:p text:style-name="P6"/>
      <text:p text:style-name="P15">4)</text:p>
      <text:p text:style-name="P6">SELECT </text:p>
      <text:p text:style-name="P6"><text:s text:c="4"/>COUNT(e.livro_id), l.titulo</text:p>
      <text:p text:style-name="P6">FROM</text:p>
      <text:p text:style-name="P6"><text:s text:c="4"/>emprestimos e</text:p>
      <text:p text:style-name="P6"><text:s text:c="8"/>JOIN</text:p>
      <text:p text:style-name="P6"><text:s text:c="4"/>livros l ON e.livro_id = l.id</text:p>
      <text:p text:style-name="P6">GROUP BY e.livro_id</text:p>
      <text:p text:style-name="P6">ORDER BY 1 DESC</text:p>
      <text:p text:style-name="P6">LIMIT 1;</text:p>
      <text:p text:style-name="P7"/>
      <text:p text:style-name="P7"><text:span text:style-name="T5">5</text:span>)</text:p>
      <text:p text:style-name="P7">SELECT </text:p>
      <text:p text:style-name="P7"><text:s text:c="4"/>COUNT(e.livro_id), l.titulo</text:p>
      <text:p text:style-name="P7">FROM</text:p>
      <text:p text:style-name="P7"><text:s text:c="4"/>emprestimos e</text:p>
      <text:p text:style-name="P7"><text:s text:c="8"/>JOIN</text:p>
      <text:p text:style-name="P7"><text:s text:c="4"/>livros l ON e.livro_id = l.id</text:p>
      <text:p text:style-name="P7">GROUP BY e.livro_id</text:p>
      <text:p text:style-name="P8"><text:span text:style-name="T4">ORDER BY 1 </text:span><text:span text:style-name="T5">ASC</text:span></text:p>
      <text:p text:style-name="P7">LIMIT 1;</text:p>
      <text:p text:style-name="P7"/>
      <text:p text:style-name="P9">6)</text:p>
      <text:p text:style-name="P9">SELECT </text:p>
      <text:p text:style-name="P9"><text:s text:c="4"/>l.titulo</text:p>
      <text:p text:style-name="P9">FROM</text:p>
      <text:p text:style-name="P9"><text:s text:c="4"/>livros l</text:p>
      <text:p text:style-name="P9"><text:s text:c="8"/>LEFT JOIN</text:p>
      <text:p text:style-name="P9"><text:s text:c="4"/>emprestimos e ON l.id = e.livro_id</text:p>
      <text:p text:style-name="P9">WHERE</text:p>
      <text:p text:style-name="P9"><text:s text:c="4"/>e.id IS NULL</text:p>
      <text:p text:style-name="P9"/>
      <text:p text:style-name="P10">7)</text:p>
      <text:p text:style-name="P10">SELECT </text:p>
      <text:p text:style-name="P10"><text:s text:c="4"/>COUNT(e.id) AS 'Total', l.titulo</text:p>
      <text:p text:style-name="P10">FROM</text:p>
      <text:p text:style-name="P10"><text:s text:c="4"/>livros l</text:p>
      <text:p text:style-name="P10"><text:s text:c="8"/>LEFT JOIN</text:p>
      <text:p text:style-name="P10"><text:s text:c="4"/>emprestimos e ON l.id = e.livro_id</text:p>
      <text:p text:style-name="P10">GROUP BY l.titulo</text:p>
      <text:p text:style-name="P10">ORDER BY 1 ASC</text:p>
      <text:p text:style-name="P10">LIMIT 1;</text:p>
      <text:p text:style-name="P16">//<text:span text:style-name="T7">entre determinados valores</text:span></text:p>
      <text:p text:style-name="P10">SELECT </text:p>
      <text:p text:style-name="P10"><text:s text:c="4"/>*</text:p>
      <text:p text:style-name="P10">FROM</text:p>
      <text:p text:style-name="P10"><text:s text:c="4"/>emprestimos e</text:p>
      <text:p text:style-name="P10">WHERE</text:p>
      <text:p text:style-name="P10"><text:s text:c="4"/>e.data_retirada BETWEEN '2020-06-10' AND '2020-06-15'</text:p>
      <text:p text:style-name="P10"/>
      <text:p text:style-name="P10"/>
      <text:p text:style-name="P10"/>
      <text:p text:style-name="P2"><text:span text:style-name="T6">Quero todos os livros que fo</text:span><text:span text:style-name="T8">ram</text:span><text:span text:style-name="T6"> entregue</text:span><text:span text:style-name="T8">s</text:span><text:span text:style-name="T6"> ou devolvido</text:span><text:span text:style-name="T8">s</text:span><text:span text:style-name="T6"> no periodo entre 10 e 15 do mes 06 </text:span><text:span text:style-name="T8">e </text:span>a soma de todos eles</text:p>
      <text:p text:style-name="P2"/>
      <text:p text:style-name="P3"/>
      <text:p text:style-name="P10">SELECT </text:p>
      <text:p text:style-name="P10"><text:s text:c="4"/>COUNT(e.livro_id) AS 'Total', l.titulo</text:p>
      <text:p text:style-name="P10">FROM</text:p>
      <text:p text:style-name="P10"><text:s text:c="4"/>emprestimos e</text:p>
      <text:p text:style-name="P10"><text:s text:c="8"/>JOIN</text:p>
      <text:p text:style-name="P10"><text:s text:c="4"/>livros l ON l.id = e.livro_id</text:p>
      <text:p text:style-name="P10">WHERE</text:p>
      <text:p text:style-name="P10"><text:s text:c="4"/>e.data_retirada BETWEEN '2020-06-17' AND '2020-06-18'</text:p>
      <text:p text:style-name="P10"><text:s text:c="8"/>OR e.data_entrega BETWEEN '2020-06-17' AND '2020-06-18'</text:p>
      <text:p text:style-name="P10">GROUP BY l.titulo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17T22:00:24.756372831</dc:date>
    <meta:editing-duration>PT40M53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4" meta:paragraph-count="136" meta:word-count="410" meta:character-count="2722" meta:non-whitespace-character-count="2196"/>
  </office:meta>
</office:document-meta>
</file>